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744cm" fo:min-width="16.9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" style:family="graphic" style:parent-style-name="standard">
      <style:graphic-properties svg:stroke-color="#000000" draw:fill-color="#fff5ce" draw:textarea-horizontal-align="justify" draw:textarea-vertical-align="middle" draw:auto-grow-height="false" fo:min-height="1.25cm" fo:min-width="2.1cm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075cm" fo:min-width="1.751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fill-color="#eeeeee" draw:textarea-horizontal-align="left" draw:textarea-vertical-align="middle" draw:auto-grow-height="false" fo:min-height="3.45cm" fo:min-width="63.52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49cm"/>
      <style:paragraph-properties style:writing-mode="lr-tb"/>
    </style:style>
    <style:style style:name="gr12" style:family="graphic" style:parent-style-name="standard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075cm" fo:min-width="1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6.744cm" fo:min-width="13.994cm"/>
    </style:style>
    <style:style style:name="gr16" style:family="graphic" style:parent-style-name="objectwithoutfill">
      <style:graphic-properties draw:marker-end="Arrowheads_20_9" draw:marker-end-width="0.3cm" draw:fill="none" draw:textarea-vertical-align="top" fo:padding-bottom="0.8cm"/>
      <style:paragraph-properties style:writing-mode="lr-tb"/>
    </style:style>
    <style:style style:name="gr17" style:family="graphic" style:parent-style-name="objectwithoutfill">
      <style:graphic-properties draw:marker-end="Arrowheads_20_10" draw:marker-end-width="0.3cm" draw:fill="none" draw:textarea-vertical-align="top" fo:padding-bottom="0.8cm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47cm"/>
      <style:paragraph-properties style:writing-mode="lr-tb"/>
    </style:style>
    <style:style style:name="gr20" style:family="graphic" style:parent-style-name="objectwithoutfill">
      <style:graphic-properties draw:marker-end="Arrowheads_20_13" draw:marker-end-width="0.3cm" draw:fill="none" draw:textarea-vertical-align="top" fo:padding-bottom="0.8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3" style:family="graphic" style:parent-style-name="standard">
      <style:graphic-properties draw:stroke="none" draw:fill="none" fo:min-height="0.963cm"/>
      <style:paragraph-properties style:writing-mode="lr-tb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top" fo:padding-bottom="0.8cm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top" fo:padding-bottom="0.8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4cm"/>
      <style:paragraph-properties style:writing-mode="lr-tb"/>
    </style:style>
    <style:style style:name="gr30" style:family="graphic" style:parent-style-name="standard">
      <style:graphic-properties draw:stroke="none" draw:fill="none" fo:min-height="0.847cm"/>
      <style:paragraph-properties style:writing-mode="lr-tb"/>
    </style:style>
    <style:style style:name="gr31" style:family="graphic" style:parent-style-name="objectwithoutfill">
      <style:graphic-properties draw:marker-end="Arrowheads_20_21" draw:marker-end-width="0.3cm" draw:fill="none" draw:textarea-vertical-align="middle"/>
    </style:style>
    <style:style style:name="gr32" style:family="graphic" style:parent-style-name="standard">
      <style:graphic-properties draw:fill="none" draw:textarea-vertical-align="middle" draw:auto-grow-height="false" fo:min-height="20.366cm" fo:min-width="0.132cm" fo:wrap-option="wrap"/>
    </style:style>
    <style:style style:name="gr3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2cm"/>
      <style:paragraph-properties style:writing-mode="lr-tb"/>
    </style:style>
    <style:style style:name="gr37" style:family="graphic" style:parent-style-name="objectwithoutfill">
      <style:graphic-properties draw:marker-end="Arrowheads_20_19" draw:marker-end-width="0.3cm" draw:fill="none" draw:textarea-vertical-align="botto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4.5cm" fo:min-width="2.75cm"/>
    </style:style>
    <style:style style:name="gr39" style:family="graphic" style:parent-style-name="objectwithoutfill">
      <style:graphic-properties draw:marker-end="Arrowheads_20_22" draw:marker-end-width="0.3cm" draw:fill="none" draw:textarea-vertical-align="middle"/>
    </style:style>
    <style:style style:name="gr40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2" style:family="graphic" style:parent-style-name="objectwithoutfill">
      <style:graphic-properties draw:marker-end="Arrowheads_20_23" draw:marker-end-width="0.3cm" draw:fill="none" draw:textarea-vertical-align="middle"/>
    </style:style>
    <style:style style:name="gr43" style:family="graphic" style:parent-style-name="objectwithoutfill">
      <style:graphic-properties draw:marker-end="Arrowheads_20_24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ffd7d7" draw:textarea-horizontal-align="justify" draw:textarea-vertical-align="middle" draw:auto-grow-height="false" fo:min-height="1.075cm" fo:min-width="1.751cm"/>
      <style:paragraph-properties style:writing-mode="lr-tb"/>
    </style:style>
    <style:style style:name="gr47" style:family="graphic" style:parent-style-name="objectwithoutfill">
      <style:graphic-properties draw:marker-end="Arrowheads_20_25" draw:marker-end-width="0.3cm" draw:fill="none" draw:textarea-vertical-align="middle"/>
    </style:style>
    <style:style style:name="gr48" style:family="graphic" style:parent-style-name="objectwithoutfill">
      <style:graphic-properties draw:marker-end="Arrowheads_20_26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tyle="normal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-color="#fff5ce"/>
      <style:paragraph-properties fo:text-align="center" style:writing-mode="lr-tb"/>
      <style:text-properties fo:font-size="10pt"/>
    </style:style>
    <style:style style:name="P7" style:family="paragraph">
      <loext:graphic-properties draw:fill-color="#b4c7dc"/>
      <style:paragraph-properties fo:text-align="center" style:writing-mode="lr-tb"/>
      <style:text-properties fo:font-size="10pt"/>
    </style:style>
    <style:style style:name="P8" style:family="paragraph"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0" style:family="paragraph">
      <loext:graphic-properties draw:fill-color="#eeeee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style:paragraph-properties fo:margin-left="1.5cm" fo:margin-right="0cm" fo:margin-top="0cm" fo:margin-bottom="0cm" fo:text-align="start" fo:text-indent="0cm"/>
    </style:style>
    <style:style style:name="P12" style:family="paragraph">
      <loext:graphic-properties draw:fill="none"/>
      <style:paragraph-properties fo:margin-left="1.5cm" fo:margin-right="0cm" fo:margin-top="0cm" fo:margin-bottom="0cm" fo:text-align="start" fo:text-indent="0cm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-color="#ffd7d7"/>
      <style:paragraph-properties fo:text-align="center" style:writing-mode="lr-tb"/>
      <style:text-properties fo:font-size="10pt"/>
    </style:style>
    <style:style style:name="P16" style:family="paragraph">
      <loext:graphic-properties draw:fill-color="#eeeeee"/>
      <style:paragraph-properties fo:text-align="center" style:writing-mode="lr-tb"/>
      <style:text-properties fo:font-size="1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18" style:family="paragraph">
      <loext:graphic-properties draw:fill="none"/>
      <style:paragraph-properties fo:text-align="center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2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tyle="normal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5cm" svg:height="1.25cm" svg:x="1.5cm" svg:y="1.75cm">
          <draw:text-box>
            <text:p><text:span text:style-name="T1">SEDRA – </text:span><text:span text:style-name="T1">flujo de </text:span><text:span text:style-name="T1">trabajo y </text:span><text:span text:style-name="T1">estados</text:span></text:p>
          </draw:text-box>
        </draw:frame>
        <draw:custom-shape draw:style-name="gr2" draw:text-style-name="P2" draw:layer="layout" svg:width="18.25cm" svg:height="7.75cm" svg:x="1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4.75cm" svg:height="1.25cm" svg:x="2cm" svg:y="6cm">
          <draw:text-box>
            <text:p><text:span text:style-name="T2">Oficina_A</text:span></text:p>
          </draw:text-box>
        </draw:frame>
        <draw:frame draw:style-name="gr3" draw:text-style-name="P4" draw:layer="layout" svg:width="2.72cm" svg:height="0.962cm" svg:x="5.28cm" svg:y="15.25cm">
          <draw:text-box>
            <text:p>Entrada</text:p>
          </draw:text-box>
        </draw:frame>
        <draw:custom-shape draw:style-name="gr4" draw:text-style-name="P6" xml:id="id3" draw:id="id3" draw:layer="layout" svg:width="2.6cm" svg:height="1.5cm" svg:x="1.5cm" svg:y="10cm">
          <text:p text:style-name="P5"><text:span text:style-name="T3">Registro Automáti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1" draw:id="id1" draw:layer="layout" svg:width="2.6cm" svg:height="1.5cm" svg:x="1.5cm" svg:y="12.5cm">
          <text:p text:style-name="P5"><text:span text:style-name="T3">Agregador / Clasificado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2.25cm" svg:height="1.5cm" svg:x="6.7cm" svg:y="11.1cm">
          <text:p text:style-name="P5"><text:span text:style-name="T3">Borrador de entrada</text:span></text:p>
          <text:p text:style-name="P5"><text:span text:style-name="T3">(Draft) [1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2" draw:layer="layout" draw:type="line" svg:x1="4.1cm" svg:y1="13.25cm" svg:x2="6.7cm" svg:y2="11.85cm" draw:start-shape="id1" draw:start-glue-point="1" draw:end-shape="id2" draw:end-glue-point="5" svg:d="M4100 13250l2600-1400" svg:viewBox="0 0 2601 1401">
          <text:p/>
        </draw:connector>
        <draw:connector draw:style-name="gr7" draw:text-style-name="P2" draw:layer="layout" draw:type="line" svg:x1="4.1cm" svg:y1="10.75cm" svg:x2="6.7cm" svg:y2="11.85cm" draw:start-shape="id3" draw:start-glue-point="7" draw:end-shape="id2" draw:end-glue-point="5" svg:d="M4100 10750l2600 1100" svg:viewBox="0 0 2601 1101">
          <text:p/>
        </draw:connector>
        <draw:custom-shape draw:style-name="gr8" draw:text-style-name="P10" draw:layer="layout" svg:width="64.02cm" svg:height="3.7cm" svg:x="0.98cm" svg:y="25cm">
          <text:p text:style-name="P8"><text:span text:style-name="T4">[1] Es el </text:span><text:span text:style-name="T4">alta de un </text:span><text:span text:style-name="T4">documento </text:span><text:span text:style-name="T4">con datos </text:span><text:span text:style-name="T4">básicos. </text:span><text:span text:style-name="T4">No tiene </text:span><text:span text:style-name="T4">estado </text:span><text:span text:style-name="T4">asignado</text:span></text:p>
          <text:p text:style-name="P8"><text:span text:style-name="T4">[2] Es el </text:span><text:span text:style-name="T4">documento </text:span><text:span text:style-name="T4">de entrada </text:span><text:span text:style-name="T4">oficial. </text:span><text:span text:style-name="T4">Luego de </text:span><text:span text:style-name="T4">la edición </text:span><text:span text:style-name="T4">del </text:span><text:span text:style-name="T4">documento</text:span><text:span text:style-name="T4">, se genera </text:span><text:span text:style-name="T4">el estado </text:span><text:span text:style-name="T4">[</text:span><text:span text:style-name="T5">Ingresado</text:span><text:span text:style-name="T4">] que </text:span><text:span text:style-name="T4">automática</text:span><text:span text:style-name="T4">mente </text:span><text:span text:style-name="T4">coloca al </text:span><text:span text:style-name="T4">documento </text:span><text:span text:style-name="T4">en los </text:span><text:span text:style-name="T4">[</text:span><text:span text:style-name="T5">Pendiente</text:span><text:span text:style-name="T5">s de </text:span><text:span text:style-name="T5">Tramitació</text:span><text:span text:style-name="T5">n</text:span><text:span text:style-name="T4">]</text:span></text:p>
          <text:p text:style-name="P8"><text:span text:style-name="T4">[3] El </text:span><text:span text:style-name="T4">documento </text:span><text:span text:style-name="T4">ha sido </text:span><text:span text:style-name="T4">derivado a </text:span><text:span text:style-name="T4">una o más </text:span><text:span text:style-name="T4">dependenci</text:span><text:span text:style-name="T4">as. El </text:span><text:span text:style-name="T4">documento </text:span><text:span text:style-name="T4">queda en </text:span><text:span text:style-name="T4">estado </text:span><text:span text:style-name="T4">[</text:span><text:span text:style-name="T5">Derivado</text:span><text:span text:style-name="T4">] </text:span><text:span text:style-name="T4">en la </text:span><text:span text:style-name="T4">oficina </text:span><text:span text:style-name="T4">remitente.</text:span></text:p>
          <text:p text:style-name="P9"><text:span text:style-name="T6">[4] </text:span><text:span text:style-name="T4">El </text:span><text:span text:style-name="T4">documento </text:span><text:span text:style-name="T4">queda en </text:span><text:span text:style-name="T4">estado </text:span><text:span text:style-name="T4">[</text:span><text:span text:style-name="T5">Pendiente</text:span><text:span text:style-name="T4">] en la </text:span><text:span text:style-name="T4">oficina </text:span><text:span text:style-name="T4">receptora.</text:span></text:p>
          <text:p text:style-name="P9"><text:span text:style-name="T4">[5] El </text:span><text:span text:style-name="T4">documento </text:span><text:span text:style-name="T4">pasa a </text:span><text:span text:style-name="T4">estado </text:span><text:span text:style-name="T4">[</text:span><text:span text:style-name="T5">Recibido</text:span><text:span text:style-name="T4">] </text:span><text:span text:style-name="T4">cuando el </text:span><text:span text:style-name="T4">usuario </text:span><text:span text:style-name="T4">confirma la </text:span><text:span text:style-name="T4">recepción.</text:span></text:p>
          <text:p text:style-name="P9"><text:span text:style-name="T4">[6] El </text:span><text:span text:style-name="T4">documento </text:span><text:span text:style-name="T4">confirmado </text:span><text:span text:style-name="T4">en una </text:span><text:span text:style-name="T4">dependenci</text:span><text:span text:style-name="T4">a pasa a </text:span><text:span text:style-name="T4">[</text:span><text:span text:style-name="T5">Derivado</text:span><text:span text:style-name="T4">] </text:span><text:span text:style-name="T4">cuando </text:span><text:span text:style-name="T4">nuevament</text:span><text:span text:style-name="T4">e es </text:span><text:span text:style-name="T4">remitido a </text:span><text:span text:style-name="T4">otras </text:span><text:span text:style-name="T4">dependenci</text:span><text:span text:style-name="T4">as.</text:span></text:p>
          <text:p text:style-name="P9"><text:span text:style-name="T4">[7] El </text:span><text:span text:style-name="T4">documento </text:span><text:span text:style-name="T4">en </text:span><text:span text:style-name="T4">[</text:span><text:span text:style-name="T5">Pendiente</text:span><text:span text:style-name="T4">] pasa a </text:span><text:span text:style-name="T4">[</text:span><text:span text:style-name="T5">Rechazad</text:span><text:span text:style-name="T5">o</text:span><text:span text:style-name="T4">] cuando </text:span><text:span text:style-name="T4">el usuario </text:span><text:span text:style-name="T4">no </text:span><text:span text:style-name="T4">confirma la </text:span><text:span text:style-name="T4">recepción </text:span><text:span text:style-name="T4">y realiza </text:span><text:span text:style-name="T4">una </text:span><text:span text:style-name="T4">devolución </text:span><text:span text:style-name="T4">del </text:span><text:span text:style-name="T4">documento </text:span><text:span text:style-name="T4">a la </text:span><text:span text:style-name="T4">dependenci</text:span><text:span text:style-name="T4">a emisora.</text:span></text:p>
          <text:p text:style-name="P9"><text:span text:style-name="T4">[8] Todos </text:span><text:span text:style-name="T4">los </text:span><text:span text:style-name="T4">trámites de </text:span><text:span text:style-name="T4">un </text:span><text:span text:style-name="T4">documento </text:span><text:span text:style-name="T4">pasan al </text:span><text:span text:style-name="T4">estado </text:span><text:span text:style-name="T4">[</text:span><text:span text:style-name="T5">Archivad</text:span><text:span text:style-name="T5">o</text:span><text:span text:style-name="T4">] cuando </text:span><text:span text:style-name="T4">se realiza </text:span><text:span text:style-name="T4">el proceso </text:span><text:span text:style-name="T4">de </text:span><text:span text:style-name="T4">Archivar-</text:span><text:span text:style-name="T4">Documento </text:span><text:span text:style-name="T4">(agregando </text:span><text:span text:style-name="T4">todos los </text:span><text:span text:style-name="T4">adjuntos </text:span><text:span text:style-name="T4">necesarios</text:span><text:span text:style-name="T4">), ya sea </text:span><text:span text:style-name="T4">con o sin </text:span><text:span text:style-name="T4">Nota/STR.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" svg:x1="7.825cm" svg:y1="11.1cm" svg:x2="7.825cm" svg:y2="9.25cm" draw:start-shape="id2" draw:start-glue-point="4" draw:end-shape="id4" draw:end-glue-point="6" svg:d="M7825 11100v-1850" svg:viewBox="0 0 1 1851">
          <text:p text:style-name="P11"><text:span text:style-name="T7">Edit</text:span></text:p>
        </draw:connector>
        <draw:custom-shape draw:style-name="gr5" draw:text-style-name="P7" xml:id="id4" draw:id="id4" draw:layer="layout" svg:width="2.25cm" svg:height="1.5cm" svg:x="6.7cm" svg:y="7.75cm">
          <text:p text:style-name="P5"><text:span text:style-name="T3">Documento de Entrada [2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10.55cm" svg:y1="7.5cm" svg:x2="10.55cm" svg:y2="14.75cm">
          <text:p/>
        </draw:line>
        <draw:frame draw:style-name="gr11" draw:text-style-name="P14" draw:layer="layout" svg:width="4.549cm" svg:height="2.384cm" svg:x="10.75cm" svg:y="15.25cm">
          <draw:text-box>
            <text:p text:style-name="P13">Pendientes de</text:p>
            <text:p text:style-name="P13">Tramitación</text:p>
            <text:p text:style-name="P13"><text:span text:style-name="T2">[Ingresado]</text:span></text:p>
          </draw:text-box>
        </draw:frame>
        <draw:custom-shape draw:style-name="gr12" draw:text-style-name="P15" xml:id="id6" draw:id="id6" draw:layer="layout" svg:width="2.25cm" svg:height="1.5cm" svg:x="11.8cm" svg:y="7.75cm">
          <text:p text:style-name="P5"><text:span text:style-name="T3">T1: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11.8cm" svg:y="11.2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11.8cm" svg:y="13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4" draw:layer="layout" svg:width="1.035cm" svg:height="0.962cm" svg:x="12.3cm" svg:y="10cm">
          <draw:text-box>
            <text:p text:style-name="P13">...</text:p>
          </draw:text-box>
        </draw:frame>
        <draw:custom-shape draw:style-name="gr15" draw:text-style-name="P2" draw:layer="layout" svg:width="15.25cm" svg:height="7.75cm" svg:x="21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4.75cm" svg:height="1.25cm" svg:x="21.75cm" svg:y="1.25cm">
          <draw:text-box>
            <text:p><text:span text:style-name="T2">Oficina_B</text:span></text:p>
          </draw:text-box>
        </draw:frame>
        <draw:line draw:style-name="gr10" draw:text-style-name="P2" draw:layer="layout" svg:x1="25.85cm" svg:y1="2.75cm" svg:x2="25.85cm" svg:y2="10cm">
          <text:p/>
        </draw:line>
        <draw:custom-shape draw:style-name="gr12" draw:text-style-name="P15" xml:id="id8" draw:id="id8" draw:layer="layout" svg:width="2.25cm" svg:height="1.5cm" svg:x="21.75cm" svg:y="3cm">
          <text:p text:style-name="P17"><text:span text:style-name="T3">T2: Exp.: xx/yyyy [4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5cm" svg:y="6.2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5cm" svg:y="8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4" draw:layer="layout" svg:width="1.035cm" svg:height="0.962cm" svg:x="22.25cm" svg:y="5cm">
          <draw:text-box>
            <text:p text:style-name="P13">...</text:p>
          </draw:text-box>
        </draw:frame>
        <draw:custom-shape draw:style-name="gr4" draw:text-style-name="P6" xml:id="id5" draw:id="id5" draw:layer="layout" svg:width="2.6cm" svg:height="1.5cm" svg:x="1.5cm" svg:y="7.75cm">
          <text:p text:style-name="P5"><text:span text:style-name="T3">Alta de Documen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8" draw:layer="layout" draw:type="line" svg:x1="4.1cm" svg:y1="8.5cm" svg:x2="6.7cm" svg:y2="8.5cm" draw:start-shape="id5" draw:start-glue-point="7" draw:end-shape="id4" draw:end-glue-point="5" svg:d="M4100 8500h2600" svg:viewBox="0 0 2601 1">
          <text:p text:style-name="P13"><text:span text:style-name="T7">Nuevo</text:span></text:p>
        </draw:connector>
        <draw:connector draw:style-name="gr17" draw:text-style-name="P18" draw:layer="layout" draw:type="line" svg:x1="8.95cm" svg:y1="8.5cm" svg:x2="11.8cm" svg:y2="8.5cm" draw:start-shape="id4" draw:start-glue-point="7" draw:end-shape="id6" draw:end-glue-point="5" svg:d="M8950 8500h2850" svg:viewBox="0 0 2851 1">
          <text:p text:style-name="P13"><text:span text:style-name="T7">Guard</text:span><text:span text:style-name="T7">ar</text:span></text:p>
        </draw:connector>
        <draw:connector draw:style-name="gr18" draw:text-style-name="P2" draw:layer="layout" draw:type="line" svg:x1="18.75cm" svg:y1="8.5cm" svg:x2="21.75cm" svg:y2="3.75cm" draw:start-shape="id7" draw:start-glue-point="7" draw:end-shape="id8" draw:end-glue-point="5" svg:d="M18750 8500l3000-4750" svg:viewBox="0 0 3001 4751">
          <text:p/>
        </draw:connector>
        <draw:line draw:style-name="gr10" draw:text-style-name="P2" draw:layer="layout" svg:x1="15.3cm" svg:y1="7.5cm" svg:x2="15.3cm" svg:y2="14.75cm">
          <text:p/>
        </draw:line>
        <draw:custom-shape draw:style-name="gr12" draw:text-style-name="P15" xml:id="id7" draw:id="id7" draw:layer="layout" svg:width="2.25cm" svg:height="1.5cm" svg:x="16.5cm" svg:y="7.75cm">
          <text:p text:style-name="P5"><text:span text:style-name="T3">T1: Exp.: xx/yyyy [3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4" draw:layer="layout" svg:width="3.647cm" svg:height="1.673cm" svg:x="15.951cm" svg:y="15.25cm">
          <draw:text-box>
            <text:p text:style-name="P13">Tramitados</text:p>
            <text:p text:style-name="P13"><text:span text:style-name="T2">[Derivado]</text:span></text:p>
          </draw:text-box>
        </draw:frame>
        <draw:connector draw:style-name="gr20" draw:text-style-name="P18" draw:layer="layout" draw:type="line" svg:x1="14.05cm" svg:y1="8.5cm" svg:x2="16.5cm" svg:y2="8.5cm" draw:start-shape="id6" draw:start-glue-point="7" draw:end-shape="id7" draw:end-glue-point="5" svg:d="M14050 8500h2450" svg:viewBox="0 0 2451 1">
          <text:p text:style-name="P13"><text:span text:style-name="T7">Derivar</text:span></text:p>
        </draw:connector>
        <draw:frame draw:style-name="gr11" draw:text-style-name="P14" draw:layer="layout" svg:width="4.549cm" svg:height="2.384cm" svg:x="20.951cm" svg:y="10.166cm">
          <draw:text-box>
            <text:p text:style-name="P13">Pendientes de</text:p>
            <text:p text:style-name="P13">Confirmación</text:p>
            <text:p text:style-name="P13"><text:span text:style-name="T2">[Pendiente]</text:span></text:p>
          </draw:text-box>
        </draw:frame>
        <draw:line draw:style-name="gr10" draw:text-style-name="P2" draw:layer="layout" svg:x1="31.25cm" svg:y1="2.75cm" svg:x2="31.25cm" svg:y2="10cm">
          <text:p/>
        </draw:line>
        <draw:custom-shape draw:style-name="gr21" draw:text-style-name="P19" xml:id="id11" draw:id="id11" draw:layer="layout" svg:width="2.25cm" svg:height="1.5cm" svg:x="27.25cm" svg:y="3cm">
          <text:p text:style-name="P17"><text:span text:style-name="T3">T2: Exp.: xx/yyyy [5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4" draw:layer="layout" svg:width="4.549cm" svg:height="2.384cm" svg:x="26.302cm" svg:y="10.166cm">
          <draw:text-box>
            <text:p text:style-name="P13">Pendientes de</text:p>
            <text:p text:style-name="P13">Tramitación</text:p>
            <text:p text:style-name="P13"><text:span text:style-name="T2">[Recibido]</text:span></text:p>
          </draw:text-box>
        </draw:frame>
        <draw:custom-shape draw:style-name="gr22" draw:text-style-name="P19" xml:id="id9" draw:id="id9" draw:layer="layout" svg:width="2.25cm" svg:height="1.5cm" svg:x="32.75cm" svg:y="3cm">
          <text:p text:style-name="P17"><text:span text:style-name="T3">T2: Exp.: xx/yyyy [6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14" draw:layer="layout" svg:width="3.647cm" svg:height="1.673cm" svg:x="32.103cm" svg:y="10.166cm">
          <draw:text-box>
            <text:p text:style-name="P13">Tramitados</text:p>
            <text:p text:style-name="P13"><text:span text:style-name="T2">[Derivado]</text:span></text:p>
          </draw:text-box>
        </draw:frame>
        <draw:frame draw:style-name="gr23" draw:text-style-name="P20" xml:id="id10" draw:id="id10" draw:layer="layout" svg:width="3.695cm" svg:height="1.213cm" svg:x="37.25cm" svg:y="3.187cm">
          <draw:text-box>
            <text:p><text:span text:style-name="T2">Oficina_X</text:span></text:p>
          </draw:text-box>
        </draw:frame>
        <draw:connector draw:style-name="gr24" draw:text-style-name="P2" draw:layer="layout" draw:type="line" svg:x1="35cm" svg:y1="3.75cm" svg:x2="37.25cm" svg:y2="3.793cm" draw:start-shape="id9" draw:start-glue-point="7" draw:end-shape="id10" svg:d="M35000 3750l2250 43" svg:viewBox="0 0 2251 44">
          <text:p/>
        </draw:connector>
        <draw:connector draw:style-name="gr25" draw:text-style-name="P18" draw:layer="layout" draw:type="line" svg:x1="29.5cm" svg:y1="3.75cm" svg:x2="32.75cm" svg:y2="3.75cm" draw:start-shape="id11" draw:start-glue-point="7" draw:end-shape="id9" draw:end-glue-point="5" svg:d="M29500 3750h3250" svg:viewBox="0 0 3251 1">
          <text:p text:style-name="P13"><text:span text:style-name="T7">Derivar</text:span></text:p>
        </draw:connector>
        <draw:connector draw:style-name="gr26" draw:text-style-name="P18" draw:layer="layout" draw:type="line" svg:x1="24cm" svg:y1="3.75cm" svg:x2="27.25cm" svg:y2="3.75cm" draw:start-shape="id8" draw:start-glue-point="7" draw:end-shape="id11" draw:end-glue-point="5" svg:d="M24000 3750h3250" svg:viewBox="0 0 3251 1">
          <text:p text:style-name="P13"><text:span text:style-name="T7">Confirmar</text:span></text:p>
        </draw:connector>
        <draw:custom-shape draw:style-name="gr15" draw:text-style-name="P2" draw:layer="layout" svg:width="15.25cm" svg:height="7.75cm" svg:x="21.049cm" svg:y="14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4.75cm" svg:height="1.25cm" svg:x="22cm" svg:y="13.5cm">
          <draw:text-box>
            <text:p><text:span text:style-name="T2">Oficina_C</text:span></text:p>
          </draw:text-box>
        </draw:frame>
        <draw:line draw:style-name="gr10" draw:text-style-name="P2" draw:layer="layout" svg:x1="25.899cm" svg:y1="14.866cm" svg:x2="25.899cm" svg:y2="22.116cm">
          <text:p/>
        </draw:line>
        <draw:custom-shape draw:style-name="gr27" draw:text-style-name="P19" xml:id="id14" draw:id="id14" draw:layer="layout" svg:width="2.25cm" svg:height="1.5cm" svg:x="21.799cm" svg:y="15.116cm">
          <text:p text:style-name="P17"><text:span text:style-name="T3">T3: Exp.: xx/yyyy [4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99cm" svg:y="18.36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6" draw:layer="layout" svg:width="2.25cm" svg:height="1.5cm" svg:x="21.799cm" svg:y="20.11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4" draw:layer="layout" svg:width="1.035cm" svg:height="0.962cm" svg:x="22.299cm" svg:y="17.116cm">
          <draw:text-box>
            <text:p text:style-name="P13">...</text:p>
          </draw:text-box>
        </draw:frame>
        <draw:frame draw:style-name="gr11" draw:text-style-name="P14" draw:layer="layout" svg:width="4.549cm" svg:height="2.384cm" svg:x="21cm" svg:y="22.282cm">
          <draw:text-box>
            <text:p text:style-name="P13">Pendientes de</text:p>
            <text:p text:style-name="P13">Confirmación</text:p>
            <text:p text:style-name="P13"><text:span text:style-name="T2">[Pendiente]</text:span></text:p>
          </draw:text-box>
        </draw:frame>
        <draw:line draw:style-name="gr10" draw:text-style-name="P2" draw:layer="layout" svg:x1="31.299cm" svg:y1="14.866cm" svg:x2="31.299cm" svg:y2="22.116cm">
          <text:p/>
        </draw:line>
        <draw:frame draw:style-name="gr11" draw:text-style-name="P14" draw:layer="layout" svg:width="4.549cm" svg:height="2.384cm" svg:x="26.351cm" svg:y="22.282cm">
          <draw:text-box>
            <text:p text:style-name="P13">Pendientes de</text:p>
            <text:p text:style-name="P13">Tramitación</text:p>
            <text:p text:style-name="P13"><text:span text:style-name="T2">[Recibido]</text:span></text:p>
          </draw:text-box>
        </draw:frame>
        <draw:custom-shape draw:style-name="gr28" draw:text-style-name="P19" xml:id="id12" draw:id="id12" draw:layer="layout" svg:width="2.25cm" svg:height="1.5cm" svg:x="32.799cm" svg:y="15.116cm">
          <text:p text:style-name="P17"><text:span text:style-name="T3">T3: Exp.: xx/yyyy [7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9" draw:text-style-name="P14" draw:layer="layout" svg:width="4.274cm" svg:height="1.673cm" svg:x="32.152cm" svg:y="22.282cm">
          <draw:text-box>
            <text:p text:style-name="P13">Tramitados</text:p>
            <text:p text:style-name="P13"><text:span text:style-name="T2">[Rechazado]</text:span></text:p>
          </draw:text-box>
        </draw:frame>
        <draw:frame draw:style-name="gr30" draw:text-style-name="P20" xml:id="id13" draw:id="id13" draw:layer="layout" svg:width="3.695cm" svg:height="1.097cm" svg:x="37.305cm" svg:y="15.303cm">
          <draw:text-box>
            <text:p><text:span text:style-name="T2">Oficina_A</text:span></text:p>
          </draw:text-box>
        </draw:frame>
        <draw:connector draw:style-name="gr24" draw:text-style-name="P2" draw:layer="layout" draw:type="line" svg:x1="35.049cm" svg:y1="15.866cm" svg:x2="37.305cm" svg:y2="15.851cm" draw:start-shape="id12" draw:start-glue-point="7" draw:end-shape="id13" svg:d="M35049 15866l2256-15" svg:viewBox="0 0 2257 16">
          <text:p/>
        </draw:connector>
        <draw:connector draw:style-name="gr26" draw:text-style-name="P18" draw:layer="layout" draw:type="line" svg:x1="24.049cm" svg:y1="15.866cm" svg:x2="32.799cm" svg:y2="15.866cm" draw:start-shape="id14" draw:start-glue-point="7" draw:end-shape="id12" draw:end-glue-point="5" svg:d="M24049 15866h8750" svg:viewBox="0 0 8751 1">
          <text:p text:style-name="P13"><text:span text:style-name="T7">Rechazar</text:span></text:p>
        </draw:connector>
        <draw:connector draw:style-name="gr31" draw:text-style-name="P2" draw:layer="layout" draw:type="line" svg:x1="18.75cm" svg:y1="8.5cm" svg:x2="21.799cm" svg:y2="15.866cm" draw:start-shape="id7" draw:start-glue-point="7" draw:end-shape="id14" draw:end-glue-point="5" svg:d="M18750 8500l3049 7366" svg:viewBox="0 0 3050 7367">
          <text:p/>
        </draw:connector>
        <draw:custom-shape draw:style-name="gr32" draw:text-style-name="P2" draw:layer="layout" svg:width="1.75cm" svg:height="21.75cm" svg:x="42.5cm" svg:y="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2" draw:layer="layout" svg:width="15.25cm" svg:height="7.75cm" svg:x="45.873cm" svg:y="8.8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" draw:layer="layout" svg:width="17.926cm" svg:height="2.384cm" svg:x="46.824cm" svg:y="7.366cm">
          <draw:text-box>
            <text:p><text:span text:style-name="T2">Archivo (o rol con acceso al módulo Archivar Documento)</text:span></text:p>
          </draw:text-box>
        </draw:frame>
        <draw:line draw:style-name="gr10" draw:text-style-name="P2" draw:layer="layout" svg:x1="50.723cm" svg:y1="9.116cm" svg:x2="50.723cm" svg:y2="16.366cm">
          <text:p/>
        </draw:line>
        <draw:custom-shape draw:style-name="gr34" draw:text-style-name="P19" xml:id="id15" draw:id="id15" draw:layer="layout" svg:width="2.25cm" svg:height="1.5cm" svg:x="46.75cm" svg:y="9.75cm">
          <text:p text:style-name="P17"><text:span text:style-name="T3">T1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5" draw:text-style-name="P21" draw:layer="layout" svg:width="5.612cm" svg:height="2.384cm" svg:x="45.638cm" svg:y="16.827cm">
          <draw:text-box>
            <text:p text:style-name="P13"><text:span text:style-name="T8">Todos los trámites [T1, T2... Tn]</text:span><text:span text:style-name="T8"><text:line-break/></text:span><text:span text:style-name="T8">del </text:span><text:span text:style-name="T2">Exp: xx/yyyy</text:span></text:p>
          </draw:text-box>
        </draw:frame>
        <draw:line draw:style-name="gr10" draw:text-style-name="P2" draw:layer="layout" svg:x1="56.123cm" svg:y1="9.116cm" svg:x2="56.123cm" svg:y2="16.366cm">
          <text:p/>
        </draw:line>
        <draw:frame draw:style-name="gr36" draw:text-style-name="P14" draw:layer="layout" svg:width="4.122cm" svg:height="1.673cm" svg:x="56.976cm" svg:y="16.732cm">
          <draw:text-box>
            <text:p text:style-name="P13">Tramitados</text:p>
            <text:p text:style-name="P13"><text:span text:style-name="T2">[Archivado]</text:span></text:p>
          </draw:text-box>
        </draw:frame>
        <draw:connector draw:style-name="gr37" draw:text-style-name="P18" draw:layer="layout" draw:type="line" svg:x1="49cm" svg:y1="10.5cm" svg:x2="52cm" svg:y2="12.625cm" draw:start-shape="id15" draw:start-glue-point="7" draw:end-shape="id16" draw:end-glue-point="5" svg:d="M49000 10500l3000 2125" svg:viewBox="0 0 3001 2126">
          <text:p text:style-name="P13"><text:span text:style-name="T7">Archivar</text:span></text:p>
        </draw:connector>
        <draw:g xml:id="id17" draw:id="id17">
          <draw:custom-shape draw:style-name="gr13" draw:text-style-name="P16" draw:layer="layout" svg:width="2.25cm" svg:height="1.5cm" svg:x="52.5cm" svg:y="11cm">
            <text:p text:style-name="P5"><text:span text:style-name="T3">Con </text:span><text:span text:style-name="T3">Nota/STR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16" draw:layer="layout" svg:width="2.25cm" svg:height="1.5cm" svg:x="52.5cm" svg:y="12.75cm">
            <text:p text:style-name="P5"><text:span text:style-name="T3">Sin Nota/STR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8" draw:text-style-name="P2" xml:id="id16" draw:id="id16" draw:layer="layout" svg:width="3.25cm" svg:height="4.75cm" svg:x="52cm" svg:y="10.2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39" draw:text-style-name="P2" draw:layer="layout" draw:type="line" svg:x1="55.25cm" svg:y1="12.625cm" svg:x2="57.623cm" svg:y2="10.116cm" draw:start-shape="id17" draw:start-glue-point="1" svg:d="M55250 12625l2373-2509" svg:viewBox="0 0 2374 2510">
          <text:p/>
        </draw:connector>
        <draw:custom-shape draw:style-name="gr40" draw:text-style-name="P19" xml:id="id18" draw:id="id18" draw:layer="layout" svg:width="2.25cm" svg:height="1.5cm" svg:x="46.75cm" svg:y="11.942cm">
          <text:p text:style-name="P17"><text:span text:style-name="T3">T2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19" xml:id="id19" draw:id="id19" draw:layer="layout" svg:width="2.25cm" svg:height="1.5cm" svg:x="46.75cm" svg:y="14.134cm">
          <text:p text:style-name="P17"><text:span text:style-name="T3">T3 Exp.: xx/yyy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2" draw:text-style-name="P2" draw:layer="layout" draw:type="line" svg:x1="49cm" svg:y1="12.692cm" svg:x2="52cm" svg:y2="12.625cm" draw:start-shape="id18" draw:start-glue-point="7" draw:end-shape="id17" draw:end-glue-point="3" svg:d="M49000 12692l3000-67" svg:viewBox="0 0 3001 68">
          <text:p/>
        </draw:connector>
        <draw:connector draw:style-name="gr43" draw:text-style-name="P2" draw:layer="layout" draw:type="line" svg:x1="49cm" svg:y1="14.884cm" svg:x2="52cm" svg:y2="12.625cm" draw:start-shape="id19" draw:start-glue-point="7" draw:end-shape="id17" draw:end-glue-point="3" svg:d="M49000 14884l3000-2259" svg:viewBox="0 0 3001 2260">
          <text:p/>
        </draw:connector>
        <draw:custom-shape draw:style-name="gr44" draw:text-style-name="P19" draw:layer="layout" svg:width="2.25cm" svg:height="1.5cm" svg:x="57.75cm" svg:y="9.716cm">
          <text:p text:style-name="P17"><text:span text:style-name="T3">T1 Exp.: </text:span><text:span text:style-name="T3">xx/yyyy [8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19" xml:id="id20" draw:id="id20" draw:layer="layout" svg:width="2.25cm" svg:height="1.5cm" svg:x="57.75cm" svg:y="11.908cm">
          <text:p text:style-name="P17"><text:span text:style-name="T3">T2 Exp.: xx/yyyy [8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19" xml:id="id21" draw:id="id21" draw:layer="layout" svg:width="2.25cm" svg:height="1.5cm" svg:x="57.75cm" svg:y="14.1cm">
          <text:p text:style-name="P17"><text:span text:style-name="T3">T3 Exp.: xx/yyyy [8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7" draw:text-style-name="P2" draw:layer="layout" draw:type="line" svg:x1="55.25cm" svg:y1="12.625cm" svg:x2="57.75cm" svg:y2="12.658cm" draw:start-shape="id17" draw:start-glue-point="1" draw:end-shape="id20" draw:end-glue-point="5" svg:d="M55250 12625l2500 33" svg:viewBox="0 0 2501 34">
          <text:p/>
        </draw:connector>
        <draw:connector draw:style-name="gr48" draw:text-style-name="P2" draw:layer="layout" draw:type="line" svg:x1="55.25cm" svg:y1="12.625cm" svg:x2="57.75cm" svg:y2="14.85cm" draw:start-shape="id17" draw:start-glue-point="1" draw:end-shape="id21" draw:end-glue-point="5" svg:d="M55250 12625l2500 2225" svg:viewBox="0 0 2501 22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PY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6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4T11:24:35.489132079</meta:creation-date>
    <dc:date>2022-07-06T11:12:38.761764937</dc:date>
    <meta:editing-duration>PT2H57M22S</meta:editing-duration>
    <meta:editing-cycles>44</meta:editing-cycles>
    <meta:generator>LibreOffice/7.3.4.2$Linux_X86_64 LibreOffice_project/30$Build-2</meta:generator>
    <meta:document-statistic meta:object-count="82"/>
  </office:meta>
</office:document-meta>
</file>